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1000000BCBA6E77B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fo:min-height="3.18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1-outline1">
      <style:graphic-properties fo:min-height="13.073cm"/>
    </style:style>
    <style:style style:name="P1" style:family="paragraph">
      <style:text-properties fo:font-size="16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1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1" draw:text-style-name="P2" draw:layer="layout" svg:width="24.892cm" svg:height="13.712cm" svg:x="1.27cm" svg:y="4.272cm">
          <draw:text-box>
            <text:p text:style-name="P1"><text:span text:style-name="T1">class EchoServer {</text:span></text:p>
            <text:p text:style-name="P1"><text:span text:style-name="T1">public:</text:span></text:p>
            <text:p text:style-name="P1"><text:span text:style-name="T1"><text:tab/></text:span><text:span text:style-name="T1">EchoServer(boost::asio::io_service&amp; io_service, short port) :</text:span></text:p>
            <text:p text:style-name="P1"><text:span text:style-name="T1"><text:tab/></text:span><text:span text:style-name="T1"><text:tab/></text:span><text:span text:style-name="T1"><text:tab/></text:span><text:span text:style-name="T2">acceptor_</text:span><text:span text:style-name="T1">(io_service, tcp::endpoint(tcp::v4(), port)),</text:span></text:p>
            <text:p text:style-name="P1"><text:span text:style-name="T2"><text:tab/></text:span><text:span text:style-name="T2"><text:tab/></text:span><text:span text:style-name="T2"><text:tab/></text:span><text:span text:style-name="T2">connectionSocket_</text:span><text:span text:style-name="T1">(io_service) {</text:span></text:p>
            <text:p text:style-name="P1"><text:span text:style-name="T1"><text:tab/></text:span><text:span text:style-name="T1"><text:tab/></text:span><text:span text:style-name="T1">do_accept();</text:span></text:p>
            <text:p text:style-name="P1"><text:span text:style-name="T1"><text:tab/></text:span><text:span text:style-name="T1">}</text:span></text:p>
            <text:p text:style-name="P1"><text:span text:style-name="T1">private:</text:span></text:p>
            <text:p text:style-name="P1"><text:span text:style-name="T1"><text:tab/></text:span><text:span text:style-name="T1">void do_accept() {</text:span></text:p>
            <text:p text:style-name="P1"><text:span text:style-name="T1"><text:tab/></text:span><text:span text:style-name="T1"><text:tab/></text:span><text:span text:style-name="T2">acceptor_</text:span><text:span text:style-name="T1">.async_accept(</text:span><text:span text:style-name="T2">connectionSocket_</text:span><text:span text:style-name="T1">, [this](boost::system::error_code ec) {</text:span></text:p>
            <text:p text:style-name="P1"><text:span text:style-name="T1"><text:tab/></text:span><text:span text:style-name="T1"><text:tab/></text:span><text:span text:style-name="T1"><text:tab/></text:span><text:span text:style-name="T1">if (!ec) {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std::make_shared&lt;</text:span><text:span text:style-name="T2">Session</text:span><text:span text:style-name="T1">&gt;(std::move(</text:span><text:span text:style-name="T2">connectionSocket_</text:span><text:span text:style-name="T1">))-&gt;do_read();</text:span></text:p>
            <text:p text:style-name="P1"><text:span text:style-name="T1"><text:tab/></text:span><text:span text:style-name="T1"><text:tab/></text:span><text:span text:style-name="T1"><text:tab/></text:span><text:span text:style-name="T1">}</text:span></text:p>
            <text:p text:style-name="P1"><text:span text:style-name="T1"><text:tab/></text:span><text:span text:style-name="T1"><text:tab/></text:span><text:span text:style-name="T1"><text:tab/></text:span><text:span text:style-name="T1">do_accept(); </text:span><text:span text:style-name="T3">// Recursive call: io_service.run() will never return</text:span></text:p>
            <text:p text:style-name="P1"><text:span text:style-name="T1"><text:tab/></text:span><text:span text:style-name="T1"><text:tab/></text:span><text:span text:style-name="T1">})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tcp::acceptor </text:span><text:span text:style-name="T2">acceptor_</text:span><text:span text:style-name="T1">;</text:span></text:p>
            <text:p text:style-name="P1"><text:span text:style-name="T1"><text:tab/></text:span><text:span text:style-name="T1">tcp::socket </text:span><text:span text:style-name="T2">connectionSocket_</text:span><text:span text:style-name="T1">; </text:span><text:span text:style-name="T3">// Reinitialized for each new connection</text:span></text:p>
            <text:p text:style-name="P1"><text:span text:style-name="T1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1" draw:text-style-name="P5" draw:layer="layout" svg:width="24.892cm" svg:height="11.435cm" svg:x="1.27cm" svg:y="4.572cm">
          <draw:text-box>
            <text:p text:style-name="P4"><text:span text:style-name="T1">class Session: public std::enable_shared_from_this&lt;Session&gt; {</text:span></text:p>
            <text:p text:style-name="P4"><text:span text:style-name="T1">public:</text:span></text:p>
            <text:p text:style-name="P4"><text:span text:style-name="T1"><text:tab/></text:span><text:span text:style-name="T1">Session(tcp::socket&amp;&amp; socket) :</text:span></text:p>
            <text:p text:style-name="P4"><text:span text:style-name="T1"><text:tab/></text:span><text:span text:style-name="T1"><text:tab/></text:span><text:span text:style-name="T1"><text:tab/></text:span><text:span text:style-name="T1">socket_(std::move(socket)) {</text:span></text:p>
            <text:p text:style-name="P4"><text:span text:style-name="T1"><text:tab/></text:span><text:span text:style-name="T1">}</text:span></text:p>
            <text:p text:style-name="P4"><text:span text:style-name="T1"/></text:p>
            <text:p text:style-name="P4"><text:span text:style-name="T1"><text:tab/></text:span><text:span text:style-name="T1">void do_read();</text:span></text:p>
            <text:p text:style-name="P4"><text:span text:style-name="T1"><text:tab/></text:span><text:span text:style-name="T1">void do_write(std::size_t length);</text:span></text:p>
            <text:p text:style-name="P4"><text:span text:style-name="T1"/></text:p>
            <text:p text:style-name="P4"><text:span text:style-name="T1">private:</text:span></text:p>
            <text:p text:style-name="P4"><text:span text:style-name="T1"><text:tab/></text:span><text:span text:style-name="T1">tcp::socket socket_;</text:span></text:p>
            <text:p text:style-name="P4"><text:span text:style-name="T1"><text:tab/></text:span><text:span text:style-name="T1">enum {</text:span></text:p>
            <text:p text:style-name="P4"><text:span text:style-name="T1"><text:tab/></text:span><text:span text:style-name="T1"><text:tab/></text:span><text:span text:style-name="T1">bufferSize = 1024</text:span></text:p>
            <text:p text:style-name="P4"><text:span text:style-name="T1"><text:tab/></text:span><text:span text:style-name="T1">};</text:span></text:p>
            <text:p text:style-name="P4"><text:span text:style-name="T1"><text:tab/></text:span><text:span text:style-name="T1">char buffer_[bufferSize];</text:span></text:p>
            <text:p text:style-name="P4"><text:span text:style-name="T1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1" draw:text-style-name="P2" draw:layer="layout" svg:width="24.892cm" svg:height="13.592cm" svg:x="1.27cm" svg:y="4.572cm">
          <draw:text-box>
            <text:p text:style-name="P1"><text:span text:style-name="T1">void Session::do_read() {</text:span></text:p>
            <text:p text:style-name="P1"><text:span text:style-name="T1"><text:tab/></text:span><text:span text:style-name="T1">auto self(shared_from_this());</text:span></text:p>
            <text:p text:style-name="P1"><text:span text:style-name="T1"><text:tab/></text:span><text:span text:style-name="T1">socket_.</text:span><text:span text:style-name="T2">async_read_some</text:span><text:span text:style-name="T1">(boost::asio::buffer(buffer_, bufferSize),</text:span></text:p>
            <text:p text:style-name="P1"><text:span text:style-name="T1"><text:tab/></text:span><text:span text:style-name="T1"><text:tab/></text:span><text:span text:style-name="T1"><text:tab/></text:span><text:span text:style-name="T1">[this, self](boost::system::error_code ec, std::size_t length) { </text:span><text:span text:style-name="T3">// Completion handler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if (!ec) {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o_write(length); </text:span><text:span text:style-name="T3">// Write back what we've just received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}</text:span></text:p>
            <text:p text:style-name="P1"><text:span text:style-name="T1"><text:tab/></text:span><text:span text:style-name="T1"><text:tab/></text:span><text:span text:style-name="T1"><text:tab/></text:span><text:span text:style-name="T1">});</text:span></text:p>
            <text:p text:style-name="P1"><text:span text:style-name="T1">}</text:span></text:p>
            <text:p text:style-name="P1"><text:span text:style-name="T1"/></text:p>
            <text:p text:style-name="P1"><text:span text:style-name="T1">void Session::do_write(std::size_t length) {</text:span></text:p>
            <text:p text:style-name="P1"><text:span text:style-name="T1"><text:tab/></text:span><text:span text:style-name="T1">auto self(shared_from_this());</text:span></text:p>
            <text:p text:style-name="P1"><text:span text:style-name="T1"><text:tab/></text:span><text:span text:style-name="T1">boost::asio::</text:span><text:span text:style-name="T2">async_write</text:span><text:span text:style-name="T1">(socket_, boost::asio::buffer(buffer_, length),</text:span></text:p>
            <text:p text:style-name="P1"><text:span text:style-name="T1"><text:tab/></text:span><text:span text:style-name="T1"><text:tab/></text:span><text:span text:style-name="T1"><text:tab/></text:span><text:span text:style-name="T1">[this, self](boost::system::error_code ec, std::size_t length) {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if (!ec) {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o_read(); <text:s/></text:span><text:span text:style-name="T3">// Read more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}</text:span></text:p>
            <text:p text:style-name="P1"><text:span text:style-name="T1"><text:tab/></text:span><text:span text:style-name="T1"><text:tab/></text:span><text:span text:style-name="T1"><text:tab/></text:span><text:span text:style-name="T1">});</text:span></text:p>
            <text:p text:style-name="P1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<text:span text:style-name="T1">auto self(shared_from_this()); needed so that Session outlives the async operation. Session was </text:span></text:p>
            </draw:text-box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1" draw:text-style-name="P2" draw:layer="layout" svg:width="24.892cm" svg:height="9.338cm" svg:x="1.27cm" svg:y="4.572cm">
          <draw:text-box>
            <text:p text:style-name="P1"><text:span text:style-name="T1">int main(int argc, char* argv[]) {</text:span></text:p>
            <text:p text:style-name="P1"><text:span text:style-name="T1"><text:tab/></text:span><text:span text:style-name="T1">try {</text:span></text:p>
            <text:p text:style-name="P1"><text:span text:style-name="T1"><text:tab/></text:span><text:span text:style-name="T1"><text:tab/></text:span><text:span text:style-name="T1">boost::asio::io_service io_service;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EchoServer s(io_service, 1234);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io_service.run(); </text:span><text:span text:style-name="T3">// Will not return until an error occurs</text:span></text:p>
            <text:p text:style-name="P1"><text:span text:style-name="T1"><text:tab/></text:span><text:span text:style-name="T1">} catch (std::exception&amp; e) {</text:span></text:p>
            <text:p text:style-name="P1"><text:span text:style-name="T1"><text:tab/></text:span><text:span text:style-name="T1"><text:tab/></text:span><text:span text:style-name="T1">std::cerr &lt;&lt; "Exception: " &lt;&lt; e.what() &lt;&lt; std::endl;</text:span></text:p>
            <text:p text:style-name="P1"><text:span text:style-name="T1"><text:tab/></text:span><text:span text:style-name="T1">}</text:span></text:p>
            <text:p text:style-name="P1"><text:span text:style-name="T1"/></text:p>
            <text:p text:style-name="P1"><text:span text:style-name="T1"><text:tab/></text:span><text:span text:style-name="T1">return 0;</text:span></text:p>
            <text:p text:style-name="P1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<text:span text:style-name="T1">auto self(shared_from_this()); needed so that Session outlives the async operation. Session was </text:span></text:p>
            </draw:text-box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>
          <draw:text-box>
            <text:p>ØMQ – Data Pres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3">
              <text:list-item>
                <text:p>ØMQ only offers a raw data transport (message length + bytes)</text:p>
              </text:list-item>
              <text:list-item>
                <text:p>The user is responsible for the formatting</text:p>
                <text:list>
                  <text:list-item>
                    <text:p>String presentation</text:p>
                  </text:list-item>
                  <text:list-item>
                    <text:p>Endianess (byte order)</text:p>
                  </text:list-item>
                  <text:list-item>
                    <text:p>Serialization</text:p>
                  </text:list-item>
                </text:list>
                <text:p/>
                <text:p/>
              </text:list-item>
            </text:list>
          </draw:text-box>
        </draw:frame>
        <draw:frame draw:style-name="gr1" draw:text-style-name="P6" draw:layer="layout" svg:width="23.114cm" svg:height="5.76cm" svg:x="2.032cm" svg:y="10.876cm">
          <draw:text-box>
            <text:p text:style-name="P6"><text:span text:style-name="T4">Python:</text:span></text:p>
            <text:p text:style-name="P6"><text:span text:style-name="T4"><text:tab/></text:span><text:span text:style-name="T4">socket.send ("Hello") // Will send only 5 bytes</text:span></text:p>
            <text:p text:style-name="P6"><text:span text:style-name="T4"/></text:p>
            <text:p text:style-name="P6"><text:span text:style-name="T4">C++: </text:span></text:p>
            <text:p text:style-name="P6"><text:span text:style-name="T4"><text:tab/></text:span><text:span text:style-name="T4">char buffer [256];</text:span></text:p>
            <text:p text:style-name="P6"><text:span text:style-name="T4"><text:tab/></text:span><text:span text:style-name="T4">int size = zmq_recv (socket, buffer, 255, 0); </text:span><text:span text:style-name="T3">// Will only write 5 bytes to buffer</text:span></text:p>
            <text:p text:style-name="P6"><text:span text:style-name="T4"><text:tab/></text:span><text:span text:style-name="T4">buffer[size]='\0'; </text:span><text:span text:style-name="T3">// Missing termination add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 presentation:user-transformed="true">
          <draw:text-box>
            <text:p>Implicit approach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p><text:span text:style-name="T5">1.</text:span> The protocol defines the message length implicitly</text:p>
            <text:list text:style-name="L4">
              <text:list-item>
                <text:list>
                  <text:list-item>
                    <text:p><text:s/>The message length is known by the client beforehand</text:p>
                  </text:list-item>
                  <text:list-item>
                    <text:p><text:s/>The client reads as many bytes as a message is long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3.622cm" svg:height="2.348cm" svg:x="2.54cm" svg:y="8.606cm">
          <draw:text-box>
            <text:p><text:span text:style-name="T1">int msgLength = 42;</text:span></text:p>
            <text:p><text:span text:style-name="T1">char reply[msgLength];</text:span></text:p>
            <text:p><text:span text:style-name="T1">boost::asio::read(socket, boost::asio::buffer(msg, msgLength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>
          <draw:text-box>
            <text:p>Explicit approach</text:p>
          </draw:text-box>
        </draw:frame>
        <draw:frame presentation:style-name="pr3" draw:layer="layout" svg:width="24.212cm" svg:height="13.323cm" svg:x="1.375cm" svg:y="4.457cm" presentation:class="outline">
          <draw:text-box>
            <text:p><text:span text:style-name="T5">2. </text:span>The message length is explicitly specified in a message header</text:p>
            <text:list text:style-name="L1">
              <text:list-item>
                <text:list>
                  <text:list-item>
                    <text:p>The client reads as many bytes as the header is long, determines the message length from the header and reads that many bytes</text:p>
                  </text:list-item>
                </text:list>
              </text:list-item>
            </text:list>
            <text:p/>
            <text:p/>
            <text:p/>
            <text:p/>
            <text:p/>
          </draw:text-box>
        </draw:frame>
        <draw:frame draw:style-name="gr1" draw:text-style-name="P2" draw:layer="layout" svg:width="23.622cm" svg:height="4.445cm" svg:x="2.286cm" svg:y="7.62cm">
          <draw:text-box>
            <text:p><text:span text:style-name="T1">uint16_t msgLength;</text:span></text:p>
            <text:p><text:span text:style-name="T1">boost::asio::read(socket, boost::asio::buffer(msgLength, 2));</text:span></text:p>
            <text:p><text:span text:style-name="T1"/></text:p>
            <text:p><text:span text:style-name="T1">char message[msgLength];</text:span></text:p>
            <text:p><text:span text:style-name="T1">boost::asio::read(socket, boost::asio::buffer(message, msgLength));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>
          <draw:text-box>
            <text:p>Line-Based approach</text:p>
          </draw:text-box>
        </draw:frame>
        <draw:frame presentation:style-name="pr3" draw:layer="layout" svg:width="24.212cm" svg:height="13.323cm" svg:x="1.375cm" svg:y="4.457cm" presentation:class="outline">
          <draw:text-box>
            <text:p><text:span text:style-name="T5">3.</text:span> <text:s/>Messages in the stream are separated by delimiters (e.g. “\r\n”)</text:p>
            <text:list text:style-name="L3">
              <text:list-item>
                <text:list>
                  <text:list-item>
                    <text:p>The client reads until it finds a delimiter</text:p>
                  </text:list-item>
                  <text:list-item>
                    <text:p>Boost.Asio provides a special read operation for thi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3.622cm" svg:height="4.475cm" svg:x="2.286cm" svg:y="8.621cm">
          <draw:text-box>
            <text:p><text:span text:style-name="T1">boost::asio::streambuf msgBuffer;</text:span></text:p>
            <text:p><text:span text:style-name="T1">size_t messageLength = boost::asio::</text:span><text:span text:style-name="T2">read_until</text:span><text:span text:style-name="T1">(socket, msgBuffer, "\r\n");</text:span></text:p>
            <text:p><text:span text:style-name="T1"/></text:p>
            <text:p><text:span text:style-name="T1">std::istream is(&amp;msgBuffer);</text:span></text:p>
            <text:p><text:span text:style-name="T1">std::string message;</text:span></text:p>
            <text:p><text:span text:style-name="T1">is &gt;&gt; messag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>
          <draw:text-box>
            <text:p>Thrift – The Client</text:p>
          </draw:text-box>
        </draw:frame>
        <draw:frame draw:style-name="gr1" draw:text-style-name="P6" draw:layer="layout" svg:width="24.025cm" svg:height="12.843cm" svg:x="2.024cm" svg:y="4.672cm">
          <draw:text-box>
            <text:p><text:span text:style-name="T4">boost::shared_ptr&lt;TSocket&gt; socket(new TSocket("localhost", 9090));</text:span></text:p>
            <text:p><text:span text:style-name="T4">boost::shared_ptr&lt;TTransport&gt; transport(new TBufferedTransport(socket));</text:span></text:p>
            <text:p><text:span text:style-name="T4">boost::shared_ptr&lt;TProtocol&gt; protocol(new TBinaryProtocol(transport));</text:span></text:p>
            <text:p><text:span text:style-name="T4"/></text:p>
            <text:p><text:span text:style-name="T4">CalculatorClient client(protocol);</text:span></text:p>
            <text:p><text:span text:style-name="T4">transport-&gt;open();</text:span></text:p>
            <text:p><text:span text:style-name="T4"/></text:p>
            <text:p><text:span text:style-name="T4">Work work;</text:span></text:p>
            <text:p><text:span text:style-name="T4">work.op = Operation::SUBTRACT;</text:span></text:p>
            <text:p><text:span text:style-name="T4">work.num1 = 15;</text:span></text:p>
            <text:p><text:span text:style-name="T4">work.num2 = 10;</text:span></text:p>
            <text:p><text:span text:style-name="T4"/></text:p>
            <text:p><text:span text:style-name="T4">int32_t diff = client.calculate(work);</text:span></text:p>
            <text:p><text:span text:style-name="T4">std::cout &lt;&lt; diff &lt;&lt; std::endl;</text:span></text:p>
            <text:p><text:span text:style-name="T4"/></text:p>
            <text:p><text:span text:style-name="T4">transport-&gt;clos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>
          <draw:text-box>
            <text:p>Thrift – Interchangeable Layer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3">
              <text:list-item>
                <text:p>The generated code runs on top of three interchangeable layers</text:p>
              </text:list-item>
            </text:list>
            <text:list text:style-name="L5">
              <text:list-item>
                <text:list>
                  <text:list-item>
                    <text:p><text:s/>Protoc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BinaryProtocol</text:p>
                      </text:list-item>
                      <text:list-item>
                        <text:p>TJSONProtocol (There's even a –gen js)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Transpor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Socket</text:p>
                      </text:list-item>
                      <text:list-item>
                        <text:p>TframedTransport (needed for TNonblockingServer)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Serv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SimpleServer (Single threaded, blocking)</text:p>
                      </text:list-item>
                      <text:list-item>
                        <text:p>TNonblockingServer (Multithreaeded)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>
          <draw:text-box>
            <text:p>ØMQ compared to BSD TCP socket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3">
              <text:list-item>
                <text:p>Message based – No data stream</text:p>
              </text:list-item>
              <text:list-item>
                <text:p>Messages go across an arbitrary transport: TCP, multicast, IPC, inproc</text:p>
              </text:list-item>
              <text:list-item>
                <text:p>Multiple connections per socket (in- and outgoing)</text:p>
              </text:list-item>
              <text:list-item>
                <text:p>Connections are hidden to the user</text:p>
                <text:list>
                  <text:list-item>
                    <text:p>There is no accept – The user only binds the socket to an address</text:p>
                  </text:list-item>
                  <text:list-item>
                    <text:p>Automatic connect and reconnect in case of disconnection</text:p>
                  </text:list-item>
                  <text:list-item>
                    <text:p>The application only receives messages from anonymous sender </text:p>
                    <text:list>
                      <text:list-item>
                        <text:p><text:span text:style-name="T6">User needs to add sender address to mess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 presentation:user-transformed="true">
          <draw:text-box>
            <text:p>ØMQ – Simple PUB Server</text:p>
          </draw:text-box>
        </draw:frame>
        <draw:frame draw:style-name="gr1" draw:text-style-name="P6" draw:layer="layout" svg:width="24.212cm" svg:height="10.55cm" svg:x="1.375cm" svg:y="4.512cm">
          <draw:text-box>
            <text:p><text:span text:style-name="T4">int main() {</text:span></text:p>
            <text:p><text:span text:style-name="T4"><text:tab/></text:span><text:span text:style-name="T4">zmq::context_t context(1);</text:span></text:p>
            <text:p><text:span text:style-name="T4"><text:tab/></text:span><text:span text:style-name="T4">zmq::socket_t socket(context, </text:span><text:span text:style-name="T7">ZMQ_PUB</text:span><text:span text:style-name="T4">);</text:span><text:span text:style-name="T4"><text:tab/></text:span></text:p>
            <text:p><text:span text:style-name="T4"><text:tab/></text:span><text:span text:style-name="T4">socket.bind("tcp://*:5555");</text:span></text:p>
            <text:p><text:span text:style-name="T4"/></text:p>
            <text:p><text:span text:style-name="T4"><text:tab/></text:span><text:span text:style-name="T4">while (true) {</text:span></text:p>
            <text:p><text:span text:style-name="T4"><text:tab/></text:span><text:span text:style-name="T4"><text:tab/></text:span><text:span text:style-name="T4">zmq::message_t data(11);</text:span></text:p>
            <text:p><text:span text:style-name="T4"><text:tab/></text:span><text:span text:style-name="T4"><text:tab/></text:span><text:span text:style-name="T4">memcpy((void *) data.data(), "Hello World", 11);</text:span></text:p>
            <text:p><text:span text:style-name="T4"><text:tab/></text:span><text:span text:style-name="T4"><text:tab/></text:span><text:span text:style-name="T7">socket</text:span><text:span text:style-name="T4">.send(reply);</text:span></text:p>
            <text:p><text:span text:style-name="T4"><text:tab/></text:span><text:span text:style-name="T4"><text:tab/></text:span><text:span text:style-name="T4">usleep(100000);</text:span></text:p>
            <text:p><text:span text:style-name="T4"><text:tab/></text:span><text:span text:style-name="T4">}</text:span></text:p>
            <text:p><text:span text:style-name="T4"><text:tab/></text:span><text:span text:style-name="T4">return 0;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">
        <office:forms form:automatic-focus="false" form:apply-design-mode="false"/>
        <draw:frame presentation:style-name="pr1" draw:layer="layout" svg:width="24.763cm" svg:height="3.18cm" svg:x="1.375cm" svg:y="0.76cm" presentation:class="title" presentation:user-transformed="true">
          <draw:text-box>
            <text:p>ØMQ – Simple SUB Client</text:p>
          </draw:text-box>
        </draw:frame>
        <draw:frame draw:style-name="gr1" draw:text-style-name="P6" draw:layer="layout" svg:width="24.212cm" svg:height="9.763cm" svg:x="1.375cm" svg:y="4.512cm">
          <draw:text-box>
            <text:p><text:span text:style-name="T4">int main() {</text:span></text:p>
            <text:p><text:span text:style-name="T4"><text:tab/></text:span><text:span text:style-name="T4">zmq::context_t context(1);</text:span></text:p>
            <text:p><text:span text:style-name="T4"><text:tab/></text:span><text:span text:style-name="T4">zmq::socket_t socket(context, </text:span><text:span text:style-name="T7">ZMQ_SUB</text:span><text:span text:style-name="T4">);</text:span><text:span text:style-name="T4"><text:tab/></text:span></text:p>
            <text:p><text:span text:style-name="T4"><text:tab/></text:span><text:span text:style-name="T4">socket.connect("tcp://localhost:5555");</text:span></text:p>
            <text:p><text:span text:style-name="T4"/></text:p>
            <text:p><text:span text:style-name="T4"><text:tab/></text:span><text:span text:style-name="T4">// Subscribe to messages starting with “Hello”</text:span></text:p>
            <text:p><text:span text:style-name="T4"><text:tab/></text:span><text:span text:style-name="T4">socket.setsockopt(ZMQ_SUBSCRIBE, "Hello", 5);</text:span></text:p>
            <text:p><text:span text:style-name="T4"/></text:p>
            <text:p><text:span text:style-name="T4"><text:tab/></text:span><text:span text:style-name="T4">zmq::message_t data;</text:span></text:p>
            <text:p><text:span text:style-name="T4"><text:tab/></text:span><text:span text:style-name="T4">socket.</text:span><text:span text:style-name="T7">recv</text:span><text:span text:style-name="T4">(&amp;data);</text:span></text:p>
            <text:p><text:span text:style-name="T4"><text:tab/></text:span><text:span text:style-name="T4">return 0;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28T22:54:13.174767050</dc:date>
    <meta:editing-duration>P8DT16H51M35S</meta:editing-duration>
    <meta:editing-cycles>185</meta:editing-cycles>
    <meta:printed-by>Jonas Kunze</meta:printed-by>
    <meta:print-date>2014-01-10T13:54:58.133968539</meta:print-date>
    <meta:document-statistic meta:object-count="82"/>
  </office:meta>
</office:document-meta>
</file>